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1.607cm" fo:min-width="2.222cm"/>
    </style:style>
    <style:style style:name="gr2" style:family="graphic" style:parent-style-name="standard">
      <style:graphic-properties draw:stroke="dash" draw:stroke-dash="Fine_20_Dashed" svg:stroke-color="#000000" draw:fill="none" draw:fill-color="#ffffff" draw:fill-image-width="0cm" draw:fill-image-height="0cm" fo:min-height="2.134cm"/>
    </style:style>
    <style:style style:name="gr3" style:family="graphic" style:parent-style-name="standard">
      <style:graphic-properties draw:stroke="dash" draw:stroke-dash="Fine_20_Dashed" svg:stroke-color="#000000" draw:fill="none" draw:fill-color="#ffffff" draw:fill-image-width="0cm" draw:fill-image-height="0cm" fo:min-height="0.714cm"/>
    </style:style>
    <style:style style:name="gr4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0.959cm" fo:min-width="4.36cm"/>
    </style:style>
    <style:style style:name="gr5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0.959cm" fo:min-width="1.886cm"/>
    </style:style>
    <style:style style:name="gr6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0.99cm" fo:min-width="2.572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fill-color="#333333" draw:fill-image-width="0cm" draw:fill-image-height="0cm" draw:textarea-vertical-align="middle"/>
    </style:style>
    <style:style style:name="gr8" style:family="graphic" style:parent-style-name="objectwithoutfill">
      <style:graphic-properties svg:stroke-width="0.203cm" draw:marker-start-width="0.506cm" draw:marker-end="Arrow" draw:marker-end-width="0.603cm" draw:fill="solid" draw:fill-color="#333333" draw:fill-image-width="0cm" draw:fill-image-height="0cm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cm" draw:marker-start-width="0.203cm" draw:marker-end="Arrow" draw:marker-end-width="0.3cm" draw:fill="solid" draw:fill-color="#333333" draw:fill-image-width="0cm" draw:fill-image-height="0cm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draw:marker-end="Arrow" draw:marker-end-width="0.3cm" draw:fill="solid" draw:fill-color="#333333" draw:fill-image-width="0cm" draw:fill-image-height="0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0.625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fill-image-width="0cm" draw:fill-image-height="0cm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 draw:fill-image-width="0cm" draw:fill-image-height="0cm"/>
      <style:paragraph-properties fo:text-align="start"/>
    </style:style>
    <style:style style:name="P5" style:family="paragraph">
      <loext:graphic-properties draw:fill="none" draw:fill-color="#ffffff" draw:fill-image-width="0cm" draw:fill-image-height="0cm"/>
      <style:paragraph-properties fo:text-align="center"/>
    </style:style>
    <style:style style:name="P6" style:family="paragraph">
      <loext:graphic-properties draw:fill="solid" draw:fill-color="#333333" draw:fill-image-width="0cm" draw:fill-image-height="0cm"/>
      <style:paragraph-properties fo:text-align="center"/>
    </style:style>
    <style:style style:name="P7" style:family="paragraph">
      <loext:graphic-properties draw:fill="none" draw:fill-color="#ffffff" draw:fill-image-width="0cm" draw:fill-image-heigh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721cm" svg:height="2.971cm" svg:x="4.646cm" svg:y="3.966cm">
          <text:p text:style-name="P1">1..2</text:p>
          <text:p text:style-name="P1">Batteries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xml:id="id7" draw:id="id7" draw:layer="measurelines" svg:width="3.704cm" svg:height="2.384cm" svg:x="18.485cm" svg:y="12.996cm">
          <draw:text-box>
            <text:p text:style-name="P3">→ Camera</text:p>
            <text:p text:style-name="P3">→ Sensors</text:p>
            <text:p text:style-name="P3">→ Etc.</text:p>
          </draw:text-box>
        </draw:frame>
        <draw:frame draw:style-name="gr3" draw:text-style-name="P5" xml:id="id2" draw:id="id2" draw:layer="measurelines" svg:width="4.676cm" svg:height="0.964cm" svg:x="15.639cm" svg:y="10.783cm">
          <draw:text-box>
            <text:p text:style-name="P1">Wandboard</text:p>
          </draw:text-box>
        </draw:frame>
        <draw:custom-shape draw:style-name="gr4" draw:text-style-name="P2" xml:id="id1" draw:id="id1" draw:layer="measurelines" svg:width="5.3cm" svg:height="1.649cm" svg:x="8.716cm" svg:y="4.627cm">
          <text:p text:style-name="P1">Battery Mon. &amp;</text:p>
          <text:p text:style-name="P1">Hot-Swap Board</text:p>
          <draw:enhanced-geometry svg:viewBox="0 0 21600 21600" draw:path-stretchpoint-x="10800" draw:path-stretchpoint-y="10800" draw:text-areas="?f3 ?f4 ?f5 ?f6" draw:type="round-rectangle" draw:modifiers="9834.03726708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measurelines" svg:width="5.3cm" svg:height="1.649cm" svg:x="15.327cm" svg:y="4.627cm">
          <text:p text:style-name="P1">5V-3A Buck</text:p>
          <text:p text:style-name="P1">Regulator</text:p>
          <draw:enhanced-geometry svg:viewBox="0 0 21600 21600" draw:path-stretchpoint-x="10800" draw:path-stretchpoint-y="10800" draw:text-areas="?f3 ?f4 ?f5 ?f6" draw:type="round-rectangle" draw:modifiers="9834.03726708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measurelines" svg:width="2.826cm" svg:height="1.649cm" svg:x="14.54cm" svg:y="13.364cm">
          <text:p text:style-name="P1">Motor</text:p>
          <text:p text:style-name="P1">Driver</text:p>
          <draw:enhanced-geometry svg:viewBox="0 0 21600 21600" draw:path-stretchpoint-x="10800" draw:path-stretchpoint-y="10800" draw:text-areas="?f3 ?f4 ?f5 ?f6" draw:type="round-rectangle" draw:modifiers="9834.03726708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measurelines" svg:width="3.522cm" svg:height="1.69cm" svg:x="16.216cm" svg:y="7.764cm">
          <text:p text:style-name="P1">OV / OC</text:p>
          <text:p text:style-name="P1">Protection</text:p>
          <draw:enhanced-geometry svg:viewBox="0 0 21600 21600" draw:path-stretchpoint-x="10800" draw:path-stretchpoint-y="10800" draw:text-areas="?f3 ?f4 ?f5 ?f6" draw:type="round-rectangle" draw:modifiers="9834.03726708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measurelines" draw:line-skew="-0.657cm 0.619cm" svg:x1="11.366cm" svg:y1="4.627cm" svg:x2="20.315cm" svg:y2="11.265cm" draw:start-shape="id1" draw:start-glue-point="0" draw:end-shape="id2" draw:end-glue-point="1" svg:d="M11366 4627v-1159h10069v7797h-1120" svg:viewBox="0 0 10070 7798">
          <text:p/>
        </draw:connector>
        <draw:connector draw:style-name="gr8" draw:text-style-name="P6" draw:layer="measurelines" svg:x1="11.366cm" svg:y1="6.276cm" svg:x2="14.54cm" svg:y2="14.188cm" draw:start-shape="id1" draw:start-glue-point="2" draw:end-shape="id3" draw:end-glue-point="3" svg:d="M11366 6276v7912h3174" svg:viewBox="0 0 3175 7913">
          <text:p/>
        </draw:connector>
        <draw:connector draw:style-name="gr8" draw:text-style-name="P6" draw:layer="measurelines" svg:x1="7.367cm" svg:y1="5.452cm" svg:x2="8.716cm" svg:y2="5.451cm" draw:start-shape="id4" draw:start-glue-point="8" draw:end-shape="id1" draw:end-glue-point="3" svg:d="M7367 5452h675v-1h674" svg:viewBox="0 0 1350 2">
          <text:p/>
        </draw:connector>
        <draw:connector draw:style-name="gr8" draw:text-style-name="P6" draw:layer="measurelines" svg:x1="14.016cm" svg:y1="5.451cm" svg:x2="15.327cm" svg:y2="5.451cm" draw:start-shape="id1" draw:start-glue-point="1" draw:end-shape="id5" draw:end-glue-point="3" svg:d="M14016 5451h1311" svg:viewBox="0 0 1312 1">
          <text:p/>
        </draw:connector>
        <draw:connector draw:style-name="gr9" draw:text-style-name="P6" draw:layer="measurelines" svg:x1="17.977cm" svg:y1="6.276cm" svg:x2="17.977cm" svg:y2="7.764cm" draw:start-shape="id5" draw:start-glue-point="2" draw:end-shape="id6" draw:end-glue-point="0" svg:d="M17977 6276v1488" svg:viewBox="0 0 1 1489">
          <text:p/>
        </draw:connector>
        <draw:connector draw:style-name="gr9" draw:text-style-name="P6" draw:layer="measurelines" svg:x1="17.977cm" svg:y1="9.454cm" svg:x2="17.977cm" svg:y2="10.783cm" draw:start-shape="id6" draw:start-glue-point="2" draw:end-shape="id2" draw:end-glue-point="0" svg:d="M17977 9454v1329" svg:viewBox="0 0 1 1330">
          <text:p/>
        </draw:connector>
        <draw:connector draw:style-name="gr10" draw:text-style-name="P6" draw:layer="measurelines" svg:x1="17.977cm" svg:y1="11.747cm" svg:x2="15.953cm" svg:y2="13.364cm" draw:start-shape="id2" draw:start-glue-point="2" draw:end-shape="id3" draw:end-glue-point="0" svg:d="M17977 11747v808h-2024v809" svg:viewBox="0 0 2025 1618">
          <text:p/>
        </draw:connector>
        <draw:connector draw:style-name="gr10" draw:text-style-name="P6" draw:layer="measurelines" svg:x1="17.977cm" svg:y1="11.747cm" svg:x2="20.337cm" svg:y2="12.996cm" draw:start-shape="id2" draw:start-glue-point="2" draw:end-shape="id7" draw:end-glue-point="0" svg:d="M17977 11747v625h2360v624" svg:viewBox="0 0 2361 1250">
          <text:p/>
        </draw:connector>
        <draw:line draw:style-name="gr8" draw:text-style-name="P6" draw:layer="measurelines" svg:x1="6.487cm" svg:y1="9.678cm" svg:x2="8.44cm" svg:y2="9.678cm">
          <text:p/>
        </draw:line>
        <draw:line draw:style-name="gr10" draw:text-style-name="P6" draw:layer="measurelines" svg:x1="6.487cm" svg:y1="12.23cm" svg:x2="8.44cm" svg:y2="12.23cm">
          <text:p/>
        </draw:line>
        <draw:frame draw:style-name="gr11" draw:text-style-name="P7" draw:layer="measurelines" svg:width="3.969cm" svg:height="0.962cm" svg:x="5.479cm" svg:y="8.275cm">
          <draw:text-box>
            <text:p text:style-name="P1">Unregulated</text:p>
          </draw:text-box>
        </draw:frame>
        <draw:frame draw:style-name="gr12" draw:text-style-name="P7" draw:layer="measurelines" svg:width="3.969cm" svg:height="0.962cm" svg:x="5.479cm" svg:y="11.002cm">
          <draw:text-box>
            <text:p text:style-name="P1">Regula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03cm" draw:marker-start-center="false" draw:marker-end-width="0.203cm" draw:marker-end-center="false" draw:fill="none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Maximoff</meta:initial-creator>
    <meta:creation-date>2016-01-20T18:27:41.031941722</meta:creation-date>
    <dc:date>2016-01-21T13:50:05.885360905</dc:date>
    <dc:creator>James Maximoff</dc:creator>
    <meta:editing-duration>PT21M23S</meta:editing-duration>
    <meta:editing-cycles>5</meta:editing-cycles>
    <meta:generator>LibreOffice/4.4.6.3$Linux_X86_64 LibreOffice_project/40m0$Build-3</meta:generator>
    <meta:document-statistic meta:object-count="19"/>
  </office:meta>
</office:document-meta>
</file>